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8cm"/>
    </style:style>
    <style:style style:name="gr4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6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862cm" fo:min-width="5.9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874cm" fo:min-width="5.9cm"/>
    </style:style>
    <style:style style:name="P1" style:family="paragraph">
      <loext:graphic-properties draw:fill="none" draw:fill-color="#ffffff"/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9a870" style:font-name="Arial" fo:letter-spacing="-0.06cm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cccc"/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28pt" fo:letter-spacing="-0.06cm" fo:font-weight="bold"/>
    </style:style>
    <style:style style:name="T2" style:family="text">
      <style:text-properties fo:color="#d4711a" style:font-name="Arial Black" fo:letter-spacing="-0.06cm" fo:font-weight="bold" style:font-weight-asian="bold" style:font-weight-complex="bold"/>
    </style:style>
    <style:style style:name="T3" style:family="text">
      <style:text-properties fo:color="#f9a870" style:font-name="Arial" fo:letter-spacing="-0.06cm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style:letter-kerning="true" style:font-name-asian="Arial Unicode MS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cm" svg:height="1.352cm" svg:x="1.1cm" svg:y="1.138cm">
          <draw:text-box>
            <text:p><text:span text:style-name="T1">Trolley Service CI Pipeline</text:span></text:p>
          </draw:text-box>
        </draw:frame>
        <draw:frame draw:style-name="gr2" draw:text-style-name="P2" draw:layer="layout" svg:width="8.3cm" svg:height="2.039cm" svg:x="12.1cm" svg:y="2.3cm">
          <draw:text-box>
            <text:p><text:span text:style-name="T2">Deploy to Whitelodge</text:span></text:p>
          </draw:text-box>
        </draw:frame>
        <draw:frame draw:style-name="gr3" draw:text-style-name="P3" draw:layer="layout" svg:width="5.368cm" svg:height="0.962cm" svg:x="12.1cm" svg:y="3.438cm">
          <draw:text-box>
            <text:p><text:span text:style-name="T3">Projects</text:span></text:p>
          </draw:text-box>
        </draw:frame>
        <draw:custom-shape draw:style-name="gr4" draw:text-style-name="P4" draw:layer="layout" svg:width="27.7cm" svg:height="1cm" svg:x="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325cm" svg:height="1.673cm" svg:x="3.431cm" svg:y="5.139cm">
          <draw:text-box>
            <text:p>concourse</text:p>
          </draw:text-box>
        </draw:frame>
        <draw:line draw:style-name="gr6" draw:text-style-name="P6" draw:layer="layout" svg:x1="5.177cm" svg:y1="6.301cm" svg:x2="5.177cm" svg:y2="19.6cm">
          <text:p/>
        </draw:line>
        <draw:custom-shape draw:style-name="gr7" draw:text-style-name="P8" draw:layer="layout" svg:width="6.4cm" svg:height="1.112cm" draw:transform="skewX (-0.00541052068118242) rotate (-0.00523598775598291) translate (1.856cm 7.172cm)">
          <text:p text:style-name="P7"><text:span text:style-name="T4">&lt; triggered by change to</text:span></text:p>
          <text:p text:style-name="P7"><text:span text:style-name="T5">/versionTracker/Whitelodge</text:span><text:span text:style-name="T4"><text:line-break/></text:span><text:span text:style-name="T4">in master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4cm" svg:height="1.124cm" draw:transform="skewX (-0.0026179938779915) rotate (-0.00523598775598291) translate (1.856cm 8.738cm)">
          <text:p text:style-name="P7"><text:span text:style-name="T6">Run </text:span><text:span text:style-name="T7">deploy-projects-to-env</text:span><text:span text:style-name="T6"> </text:span></text:p>
          <text:p text:style-name="P7"><text:span text:style-name="T6">Job on Whitelo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4cm" svg:height="1.124cm" draw:transform="skewX (-0.0026179938779915) rotate (-0.00523598775598291) translate (1.856cm 10.378cm)">
          <text:p text:style-name="P7"><text:span text:style-name="T6">Run Integration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4cm" svg:height="1.124cm" draw:transform="skewX (-0.0026179938779915) rotate (-0.00523598775598291) translate (1.856cm 12.1cm)">
          <text:p text:style-name="P7"><text:span text:style-name="T8"><text:s/></text:span><text:span text:style-name="T8">Tag </text:span><text:span text:style-name="T9">/versionTracker/Whitelogde </text:span><text:span text:style-name="T9"><text:line-break/></text:span><text:span text:style-name="T10">with value in</text:span><text:span text:style-name="T10"><text:line-break/></text:span><text:span text:style-name="T11">/versionTracker/Whitelodge/env-no.t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11:43:23.031659479</dc:date>
    <meta:editing-duration>PT32M32S</meta:editing-duration>
    <meta:editing-cycles>8</meta:editing-cycles>
    <meta:generator>LibreOffice_Vanilla/6.0.4.5$MacOSX_X86_64 LibreOffice_project/6840e4519a6ce8bcc1328eb2d87b5c46c6df1038</meta:generator>
    <meta:document-statistic meta:object-count="10"/>
  </office:meta>
</office:document-meta>
</file>